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877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7771" style:font-weight-asian="bold" style:font-weight-complex="bold"/>
    </style:style>
    <style:style style:name="T3" style:family="text">
      <style:text-properties officeooo:rsid="001627ec"/>
    </style:style>
    <style:style style:name="T4" style:family="text">
      <style:text-properties officeooo:rsid="001c5461"/>
    </style:style>
    <style:style style:name="T5" style:family="text">
      <style:text-properties officeooo:rsid="0022ad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926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<text:s text:c="2"/>Creating and Using Templates</text:span></text:p>
      <text:p text:style-name="Standard"/>
      <text:p text:style-name="Standard"><text:s text:c="12"/>=&gt; whether you need to render HTML from a controller or generate the contents of an <text:tab/>email <text:span text:style-name="T3">and etc</text:span>.</text:p>
      <text:p text:style-name="Standard"><text:s text:c="12"/>=&gt;Templates in Symfony are created with Twig: a flexible, fast, and secure template engine.</text:p>
      <text:p text:style-name="Standard"/>
      <text:p text:style-name="Standard"/>
      <text:p text:style-name="Standard"><text:s text:c="7"/>1)<text:span text:style-name="T1"> Twig Templating Language</text:span></text:p>
      <text:p text:style-name="Standard"/>
      <text:p text:style-name="Standard"><text:s text:c="12"/>=&gt;The Twig templating language allows you to write concise, readable templates that are <text:tab/>more friendly to web designers and, in several ways, more powerful than PHP templates.</text:p>
      <text:p text:style-name="Standard"/>
      <text:p text:style-name="Standard"><text:s text:c="12"/><text:span text:style-name="T1">Example</text:span></text:p>
      <text:p text:style-name="Standard"/>
      <text:p text:style-name="Standard"><text:s text:c="13"/><text:span text:style-name="T1"><text:s text:c="3"/>&lt;!DOCTYPE html&gt;</text:span></text:p>
      <text:p text:style-name="P1"><text:s text:c="16"/>&lt;html&gt;</text:p>
      <text:p text:style-name="P1"><text:s text:c="20"/>&lt;head&gt;</text:p>
      <text:p text:style-name="P1"><text:s text:c="24"/>&lt;title&gt;Welcome to Symfony!&lt;/title&gt;</text:p>
      <text:p text:style-name="P1"><text:s text:c="20"/>&lt;/head&gt;</text:p>
      <text:p text:style-name="P1"><text:s text:c="20"/>&lt;body&gt;</text:p>
      <text:p text:style-name="P1"><text:s text:c="25"/>&lt;h1&gt;{{ page_title }}&lt;/h1&gt;</text:p>
      <text:p text:style-name="P1"><text:s text:c="25"/>{% if user.isLoggedIn %}</text:p>
      <text:p text:style-name="P1"/>
      <text:p text:style-name="P1"><text:s text:c="25"/>{% endif %}</text:p>
      <text:p text:style-name="P1"/>
      <text:p text:style-name="P1"><text:s text:c="26"/>{# ... #}</text:p>
      <text:p text:style-name="P1"><text:s text:c="20"/>&lt;/body&gt;</text:p>
      <text:p text:style-name="P1"><text:s text:c="16"/>&lt;/html&gt;</text:p>
      <text:p text:style-name="Standard"/>
      <text:p text:style-name="Standard"><text:s text:c="14"/>=&gt;<text:span text:style-name="T1">{{ ... }},</text:span> used to display the content of a variable or the result of evaluating an <text:tab/><text:tab/>expression;</text:p>
      <text:p text:style-name="Standard"><text:s text:c="14"/>=&gt;<text:span text:style-name="T1">{% ... %}</text:span>, used to run some logic, such as a conditional or a loop;</text:p>
      <text:p text:style-name="Standard"><text:s text:c="14"/>=&gt;<text:span text:style-name="T1">{# ... #}</text:span>, used to add comments to the template</text:p>
      <text:p text:style-name="Standard"/>
      <text:p text:style-name="Standard"><text:s text:c="14"/>=&gt;You can't run PHP code inside Twig templates</text:p>
      <text:p text:style-name="Standard"><text:s text:c="14"/>=&gt;filters modify content before being rendered, like the upper filter to uppercase contents:</text:p>
      <text:p text:style-name="Standard"><text:s text:c="16"/><text:span text:style-name="T1">{{ title|upper }}</text:span></text:p>
      <text:p text:style-name="Standard"><text:s text:c="13"/>=&gt;Twig comes with a long list of tags, filters and functions that are available by default</text:p>
      <text:p text:style-name="Standard"><text:s text:c="13"/>=&gt;In Symfony applications you can also use these Twig filters and functions defined by Symfony and you can create your own Twig filters and functions.</text:p>
      <text:p text:style-name="Standard"/>
      <text:p text:style-name="Standard"><text:s text:c="5"/><text:span text:style-name="T1"><text:s text:c="4"/>2) Twig Configuration</text:span></text:p>
      <text:p text:style-name="Standard"/>
      <text:p text:style-name="Standard"><text:s text:c="12"/>=&gt;Twig has several configuration options to define things like the format used to display <text:tab/>numbers and dates, the template caching, 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"/><text:span text:style-name="T1"><text:s text:c="3"/>3)Creating Templates</text:span></text:p>
      <text:p text:style-name="Standard"/>
      <text:p text:style-name="Standard"><text:s text:c="12"/>=&gt;<text:span text:style-name="T1">installtion of twig</text:span></text:p>
      <text:p text:style-name="Standard"><text:s text:c="14"/><text:span text:style-name="T1"><text:s text:c="2"/>composer require "twig/twig:^3.0"</text:span></text:p>
      <text:p text:style-name="Standard"/>
      <text:p text:style-name="Standard"><text:s text:c="12"/>=&gt; you need to create a new file in the templates/ directory to store the template contents:</text:p>
      <text:p text:style-name="Standard"/>
      <text:p text:style-name="Standard"><text:s text:c="12"/><text:span text:style-name="T1">Example</text:span></text:p>
      <text:p text:style-name="Standard"><text:span text:style-name="T2"/></text:p>
      <text:p text:style-name="Standard"><text:s text:c="16"/>{# templates/<text:span text:style-name="T4">request</text:span>/<text:span text:style-name="T4">info</text:span>.html.twig #}</text:p>
      <text:p text:style-name="Standard"><text:s text:c="16"/>{% extends "base.html.twig" %}</text:p>
      <text:p text:style-name="Standard"/>
      <text:p text:style-name="Standard"><text:s text:c="16"/>{% block title %}</text:p>
      <text:p text:style-name="Standard"><text:s text:c="20"/>Random Number</text:p>
      <text:p text:style-name="Standard"><text:s text:c="16"/>{% endblock %}</text:p>
      <text:p text:style-name="Standard"/>
      <text:p text:style-name="Standard"><text:s text:c="16"/>{% block stylesheets %}</text:p>
      <text:p text:style-name="Standard"><text:s text:c="16"/>{{ parent() }}</text:p>
      <text:p text:style-name="Standard"><text:s text:c="16"/>{% endblock %}</text:p>
      <text:p text:style-name="Standard"/>
      <text:p text:style-name="Standard"><text:s text:c="16"/>{% block body %}</text:p>
      <text:p text:style-name="Standard"><text:s text:c="20"/>{% set route_name = app.current_route %}</text:p>
      <text:p text:style-name="Standard"><text:s text:c="20"/>{% set route_parameters = app.current_route_parameters %}</text:p>
      <text:p text:style-name="Standard"><text:s text:c="20"/>{{ params.name }}</text:p>
      <text:p text:style-name="Standard"><text:s text:c="20"/>&lt;br&gt;</text:p>
      <text:p text:style-name="Standard"><text:s text:c="20"/>{{ params.routeParameters }}</text:p>
      <text:p text:style-name="Standard"/>
      <text:p text:style-name="Standard"><text:s text:c="20"/>&lt;br&gt; <text:s/>configration app</text:p>
      <text:p text:style-name="Standard"><text:s text:c="20"/>&lt;br&gt;</text:p>
      <text:p text:style-name="Standard"><text:s text:c="20"/>{{ app.current_route }}</text:p>
      <text:p text:style-name="Standard"><text:s text:c="20"/>{% for key, val in route_parameters %}</text:p>
      <text:p text:style-name="Standard"><text:s text:c="24"/>&lt;br&gt;</text:p>
      <text:p text:style-name="Standard"><text:s text:c="24"/>{{ val }}</text:p>
      <text:p text:style-name="Standard"><text:s text:c="24"/>&lt;br&gt;</text:p>
      <text:p text:style-name="Standard"><text:s text:c="20"/>{% endfor %}</text:p>
      <text:p text:style-name="Standard"><text:s text:c="16"/>{% endblock %}</text:p>
      <text:p text:style-name="Standard"><text:s text:c="16"/>{% block footer %}</text:p>
      <text:p text:style-name="Standard"><text:s text:c="20"/>&lt;h4&gt;All copyright @2023&lt;/h4&gt;</text:p>
      <text:p text:style-name="Standard"><text:s text:c="16"/>{% endblock %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<text:s text:c="16"/>=&gt; base.html.twig</text:p>
      <text:p text:style-name="Standard"><text:s text:c="20"/>&lt;!DOCTYPE html&gt;</text:p>
      <text:p text:style-name="Standard"><text:s text:c="24"/>&lt;html&gt;</text:p>
      <text:p text:style-name="Standard"><text:s text:c="28"/>&lt;head&gt;</text:p>
      <text:p text:style-name="Standard"><text:s text:c="32"/>&lt;meta charset="UTF-8"&gt;</text:p>
      <text:p text:style-name="Standard"><text:s text:c="32"/>&lt;title&gt;{% block title %}Welcome!{% endblock %}&lt;/title&gt;</text:p>
      <text:p text:style-name="Standard"><text:s text:c="32"/></text:p>
      <text:p text:style-name="Standard"><text:s text:c="32"/>{# Run `composer require symfony/webpack-encore-bundle` to start using <text:tab/><text:tab/><text:tab/><text:tab/>Symfony UX #}</text:p>
      <text:p text:style-name="Standard"><text:s text:c="32"/>{% block stylesheets %}</text:p>
      <text:p text:style-name="Standard"><text:s text:c="36"/>{{ encore_entry_link_tags('app') }}</text:p>
      <text:p text:style-name="Standard"><text:s text:c="32"/>{% endblock %}</text:p>
      <text:p text:style-name="Standard"/>
      <text:p text:style-name="Standard"><text:s text:c="32"/>{% block javascripts %}</text:p>
      <text:p text:style-name="Standard"><text:s text:c="36"/>{{ encore_entry_script_tags('app') }}</text:p>
      <text:p text:style-name="Standard"><text:s text:c="32"/>{% endblock %}</text:p>
      <text:p text:style-name="Standard"><text:s text:c="28"/>&lt;/head&gt;</text:p>
      <text:p text:style-name="Standard"><text:s text:c="28"/>&lt;body&gt;</text:p>
      <text:p text:style-name="Standard"><text:s text:c="32"/>{% block body %}{% endblock %}</text:p>
      <text:p text:style-name="Standard"><text:s text:c="32"/>{% block footer <text:s/>%}{% endblock %}</text:p>
      <text:p text:style-name="Standard"><text:s text:c="28"/>&lt;/body&gt;</text:p>
      <text:p text:style-name="Standard"><text:s text:c="24"/>&lt;/html&gt;</text:p>
      <text:p text:style-name="Standard"/>
      <text:p text:style-name="Standard"/>
      <text:p text:style-name="Standard"><text:s text:c="19"/>=&gt;Then, create a controller that renders this template and passes to it the needed <text:tab/><text:tab/> <text:s text:c="6"/>variables:</text:p>
      <text:p text:style-name="Standard"/>
      <text:p text:style-name="Standard"><text:s text:c="20"/><text:span text:style-name="T1">#[Route('/blog_request_view/{id}', name: 'blog_request_list_view')]</text:span></text:p>
      <text:p text:style-name="P1"><text:s text:c="20"/>public function request_list_view(int $id,Request $request): Response</text:p>
      <text:p text:style-name="P1"><text:s text:c="20"/>{</text:p>
      <text:p text:style-name="P1"><text:s text:c="24"/>$routeName = $request-&gt;attributes-&gt;get('_route');</text:p>
      <text:p text:style-name="P1"><text:s text:c="24"/>$routeParameters = $request-&gt;attributes-&gt;get('_route_params');</text:p>
      <text:p text:style-name="P1"/>
      <text:p text:style-name="P1"><text:s text:c="24"/>// use this to get all the available attributes (not only routing ones):</text:p>
      <text:p text:style-name="P1"/>
      <text:p text:style-name="P1"><text:s text:c="24"/>$allAttributes = $request-&gt;attributes-&gt;all();</text:p>
      <text:p text:style-name="P1"><text:s text:c="24"/>$arr=['name'=&gt;$routeName,'routeParameters'=&gt;$routeParameters['id']];</text:p>
      <text:p text:style-name="P1"/>
      <text:p text:style-name="P1"><text:s text:c="24"/>//dd($routeName,$routeParameters,$allAttributes);</text:p>
      <text:p text:style-name="P1"><text:s text:c="24"/>return $this-&gt;render('request/info.html.twig',['params'=&gt;$arr]);</text:p>
      <text:p text:style-name="P1"><text:s text:c="24"/>// ...</text:p>
      <text:p text:style-name="P1"><text:s text:c="20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 text:c="14"/><text:span text:style-name="T1"><text:s text:c="2"/>3)Template Naming</text:span></text:p>
      <text:p text:style-name="Standard"/>
      <text:p text:style-name="Standard"><text:s text:c="20"/>=&gt;Use snake case for filenames and directories (e.g. blog_posts.html.twig, <text:tab/>admin/default_theme/blog/index.<text:span text:style-name="T1">html.twig,</text:span> etc.);</text:p>
      <text:p text:style-name="Standard"/>
      <text:p text:style-name="Standard"><text:s text:c="13"/><text:span text:style-name="T1"><text:s text:c="2"/>4)Template Location</text:span></text:p>
      <text:p text:style-name="Standard"/>
      <text:p text:style-name="Standard"><text:s text:c="20"/>=&gt;Templates are stored by default in the templates/ directory. When a service or <text:tab/>controller renders the product/index.html.twig template, they are actually referring to the <text:tab/>&lt;your-project&gt;/templates/product/index.html.twig file.</text:p>
      <text:p text:style-name="Standard"/>
      <text:p text:style-name="Standard"><text:s text:c="14"/><text:span text:style-name="T1"><text:s/>5)Template Variables</text:span></text:p>
      <text:p text:style-name="Standard"/>
      <text:p text:style-name="Standard"><text:s text:c="20"/>=&gt;A common need for templates is to print the values stored in the templates passed <text:tab/>from the controller or service.</text:p>
      <text:p text:style-name="Standard"><text:s text:c="20"/>=&gt;Variables usually store objects and arrays instead of strings, numbers and boolean <text:tab/>values.</text:p>
      <text:p text:style-name="Standard"><text:s text:c="20"/><text:span text:style-name="T1">Example</text:span></text:p>
      <text:p text:style-name="Standard"/>
      <text:p text:style-name="Standard"/>
      <text:p text:style-name="Standard"><text:s text:c="20"/>&lt;p&gt;{{ user.name }} added this comment on {{ comment.publishedAt|date }}&lt;/p</text:p>
      <text:p text:style-name="Standard"><text:s text:c="17"/><text:span text:style-name="T1"><text:s text:c="3"/>=$foo['bar'] (array and element);</text:span></text:p>
      <text:p text:style-name="P1"><text:s text:c="20"/>=$foo-&gt;bar (object and public property);</text:p>
      <text:p text:style-name="P1"><text:s text:c="20"/>=$foo-&gt;bar() (object and public method);</text:p>
      <text:p text:style-name="P1"><text:s text:c="20"/>=$foo-&gt;getBar() (object and getter method);</text:p>
      <text:p text:style-name="P1"><text:s text:c="20"/>=$foo-&gt;isBar() (object and isser method);</text:p>
      <text:p text:style-name="P1"><text:s text:c="20"/>=$foo-&gt;hasBar() (object and hasser method);</text:p>
      <text:p text:style-name="Standard"/>
      <text:p text:style-name="Standard"><text:s text:c="16"/><text:span text:style-name="T1">6)Linking to Pages</text:span></text:p>
      <text:p text:style-name="Standard"><text:span text:style-name="T1"/></text:p>
      <text:p text:style-name="Standard"><text:s text:c="20"/>=&gt; use the path() function to generate URLs based on the routing configuration.</text:p>
      <text:p text:style-name="Standard"><text:s text:c="20"/>=<text:span text:style-name="T1">&lt;a href="{{ path('blog_index') }}"&gt;Homepage&lt;/a&gt;</text:span></text:p>
      <text:p text:style-name="Standard"><text:s text:c="20"/>=&gt; If you need to generate absolute URLs (for example when rendering templates for <text:tab/><text:tab/>emails or RSS feeds), use the url() function,</text:p>
      <text:p text:style-name="Standard"><text:s text:c="20"/>=<text:span text:style-name="T1">&lt;a href="{{ url('blog_index') }}"&gt;Homepage&lt;/a&gt;</text:span></text:p>
      <text:p text:style-name="Standard"/>
      <text:p text:style-name="Standard"><text:s text:c="17"/>7)<text:span text:style-name="T1">Linking to CSS, JavaScript and Image Assets</text:span></text:p>
      <text:p text:style-name="Standard"/>
      <text:p text:style-name="Standard"><text:s text:c="20"/>=&gt;If a template needs to link to a static asset (e.g. an image), Symfony provides an <text:tab/><text:tab/><text:tab/>asset() Twig function to help generate that URL. First, install the asset package:</text:p>
      <text:p text:style-name="Standard"/>
      <text:p text:style-name="Standard"><text:s text:c="20"/>=<text:span text:style-name="T1">composer require symfony/asse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0"/><text:span text:style-name="T1">example</text:span></text:p>
      <text:p text:style-name="Standard"><text:span text:style-name="T1"/></text:p>
      <text:p text:style-name="Standard"><text:s text:c="20"/>{# the image lives at "public/images/logo.png" #}</text:p>
      <text:p text:style-name="Standard"><text:s text:c="17"/><text:span text:style-name="T1"><text:s text:c="3"/>&lt;img src="{{ asset('images/logo.png') }}" alt="Symfony!"/&gt;</text:span></text:p>
      <text:p text:style-name="P1"/>
      <text:p text:style-name="P1"><text:s text:c="20"/>{# the CSS file lives at "public/css/blog.css" #}</text:p>
      <text:p text:style-name="P1"><text:s text:c="20"/>&lt;link href="{{ asset('css/blog.css') }}" rel="stylesheet"/&gt;</text:p>
      <text:p text:style-name="P1"/>
      <text:p text:style-name="P1"><text:s text:c="20"/>{# the JS file lives at "public/bundles/acme/js/loader.js" #}</text:p>
      <text:p text:style-name="P1"><text:s text:c="20"/>&lt;script src="{{ asset('bundles/acme/js/loader.js') }}"&gt;&lt;/script&gt;</text:p>
      <text:p text:style-name="Standard"/>
      <text:p text:style-name="Standard"><text:s text:c="20"/>=&gt;<text:span text:style-name="T5">t</text:span>he asset() function's main purpose is to make your application more portable. If <text:tab/><text:tab/>your application lives at the root of your host (e.g. https://example.com),</text:p>
      <text:p text:style-name="Standard"/>
      <text:p text:style-name="Standard"><text:s text:c="19"/>=&gt;If you need absolute URLs for assets, use the absolute_url() Twig function as <text:tab/><text:tab/>follows:</text:p>
      <text:p text:style-name="Standard"/>
      <text:p text:style-name="Standard"><text:s text:c="28"/><text:span text:style-name="T1">&lt;img src="{{ absolute_url(asset('images/logo.png')) }}" alt="Symfony!"/&gt;</text:span></text:p>
      <text:p text:style-name="Standard"/>
      <text:p text:style-name="Standard"/>
      <text:p text:style-name="Standard"><text:s text:c="16"/><text:span text:style-name="T1"><text:s/>8)The App Global Variable</text:span></text:p>
      <text:p text:style-name="Standard"/>
      <text:p text:style-name="Standard"><text:s text:c="20"/>=&gt;Symfony creates a context object that is injected into every Twig template <text:tab/><text:tab/>automatically as a variable called app. It provides access to some application information:</text:p>
      <text:p text:style-name="Standard"/>
      <text:p text:style-name="Standard"><text:s text:c="20"/><text:span text:style-name="T1">example</text:span></text:p>
      <text:p text:style-name="Standard"><text:s text:c="24"/>&lt;p&gt;Username: {{ app.user.username ?? 'Anonymous user' }}&lt;/p&gt;</text:p>
      <text:p text:style-name="Standard"/>
      <text:p text:style-name="Standard"/>
      <text:p text:style-name="Standard"><text:s text:c="24"/><text:span text:style-name="T1">app.user</text:span></text:p>
      <text:p text:style-name="P1"><text:s text:c="30"/><text:span text:style-name="T6"><text:s text:c="2"/>The current user object or null if the user is not authenticated.</text:span></text:p>
      <text:p text:style-name="P1"><text:s text:c="24"/>app.request</text:p>
      <text:p text:style-name="P1"><text:s text:c="28"/><text:span text:style-name="T6">The Request object that stores the current request data (depending on your <text:tab/><text:tab/><text:tab/>application, this can be a sub-request or a regular request).</text:span></text:p>
      <text:p text:style-name="P1"/>
      <text:p text:style-name="P1"><text:s text:c="24"/>app.session</text:p>
      <text:p text:style-name="P1"><text:s text:c="26"/><text:span text:style-name="T6"><text:s text:c="2"/>The Session object that represents the current user's session or null if there is none.</text:span></text:p>
      <text:p text:style-name="P1"/>
      <text:p text:style-name="P1"><text:s text:c="24"/>app.environment</text:p>
      <text:p text:style-name="P1"><text:s text:c="26"/><text:span text:style-name="T6"><text:s text:c="2"/>The name of the current configuration environment (dev, prod, etc).</text:span></text:p>
      <text:p text:style-name="P1"><text:s text:c="25"/>app.flashes</text:p>
      <text:p text:style-name="P1"><text:s text:c="25"/><text:span text:style-name="T6"><text:s text:c="3"/>An array of all the flash messages stored in the session. You can also get only the <text:tab/><text:tab/>messages of some type (e.g. app.flashes('notice')).</text:span></text:p>
      <text:p text:style-name="P1"><text:s text:c="24"/>app.debug</text:p>
      <text:p text:style-name="P1"><text:s text:c="26"/><text:span text:style-name="T6"><text:s text:c="2"/>True if in debug mode. False otherwise.</text:span></text:p>
      <text:p text:style-name="P1"/>
      <text:p text:style-name="P1"><text:s text:c="24"/>app.token</text:p>
      <text:p text:style-name="P1"><text:s text:c="26"/><text:span text:style-name="T6"><text:s text:c="2"/>A TokenInterface object representing the security token.</text:span></text:p>
      <text:p text:style-name="P1"/>
      <text:p text:style-name="P1"/>
      <text:p text:style-name="P1"/>
      <text:p text:style-name="P1"><text:soft-page-break/></text:p>
      <text:p text:style-name="P1"><text:s text:c="24"/>app.current_route</text:p>
      <text:p text:style-name="Standard"><text:s text:c="32"/>The name of the route associated with the current request or null if no request is available (equivalent to app.request.attributes.get('_route'))</text:p>
      <text:p text:style-name="Standard"/>
      <text:p text:style-name="Standard"><text:s text:c="24"/>=&gt;The app.current_route and app.current_route_parameters variables were introduced in Symfony 6.2.</text:p>
      <text:p text:style-name="Standard"/>
      <text:p text:style-name="Standard"><text:s text:c="18"/><text:span text:style-name="T1"><text:s/>9)Global Variables</text:span></text:p>
      <text:p text:style-name="Standard"/>
      <text:p text:style-name="Standard"><text:s text:c="24"/>=&gt;Twig allows you to automatically inject one or more variables into all templates.</text:p>
      <text:p text:style-name="Standard"><text:s text:c="24"/>=&gt;These global variables are defined in the twig.globals option inside the main Twig <text:tab/><text:tab/>configuration file:</text:p>
      <text:p text:style-name="Standard"/>
      <text:p text:style-name="Standard"><text:s text:c="24"/>=&gt;Example</text:p>
      <text:p text:style-name="Standard"><text:s text:c="27"/><text:span text:style-name="T1"><text:s/>twig:</text:span></text:p>
      <text:p text:style-name="P1"><text:s text:c="28"/># ...</text:p>
      <text:p text:style-name="P1"><text:s text:c="28"/>globals:</text:p>
      <text:p text:style-name="P1"><text:s text:c="32"/>ga_tracking: 'UA-xxxxx-x'</text:p>
      <text:p text:style-name="Standard"><text:s text:c="25"/>=&gt;Now, the variable ga_tracking is available in all Twig templates</text:p>
      <text:p text:style-name="Standard"><text:s text:c="28"/>&lt;p&gt;The Google tracking code is: {{ ga_tracking }}&lt;/p&gt;</text:p>
      <text:p text:style-name="Standard"/>
      <text:p text:style-name="Standard"/>
      <text:p text:style-name="Standard"><text:s text:c="19"/><text:span text:style-name="T1"><text:s/>10)Twig Components</text:span></text:p>
      <text:p text:style-name="Standard"/>
      <text:p text:style-name="Standard"><text:s text:c="24"/>=&gt;Twig components are an alternative way to render templates, where each template <text:tab/>is bound to a "component class".</text:p>
      <text:p text:style-name="Standard"><text:s text:c="24"/>=&gt; This makes it easier to render and re-use small template "units" - like an alert, <text:tab/>markup for a modal, or a category sidebar.</text:p>
      <text:p text:style-name="Standard"><text:s text:c="24"/>=&gt;Twig components also have one other superpower: they can become "live", where <text:tab/>they automatically update (via Ajax) as the user interacts with them. For example, when <text:tab/>your user types into a box, your Twig component will re-render via Ajax to show a list of <text:tab/>result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8"/><text:span text:style-name="T1"><text:s text:c="10"/>11)Rendering Templates</text:span></text:p>
      <text:p text:style-name="Standard"/>
      <text:p text:style-name="Standard"><text:s text:c="24"/>=&gt;Rendering a Template in Controllers</text:p>
      <text:p text:style-name="Standard"><text:s text:c="28"/>-If your controller extends from the AbstractController, use the render() helper:</text:p>
      <text:p text:style-name="Standard"><text:s text:c="28"/><text:span text:style-name="T1">Example</text:span></text:p>
      <text:p text:style-name="Standard"><text:s text:c="32"/><text:span text:style-name="T1"><text:s/>return $this-&gt;render('request/info.html.twig',['params'=&gt;$arr]);</text:span></text:p>
      <text:p text:style-name="Standard"/>
      <text:p text:style-name="Standard"><text:s text:c="30"/>public function request_list_view(int $id,Request $request): Response</text:p>
      <text:p text:style-name="Standard"><text:s text:c="32"/>{</text:p>
      <text:p text:style-name="Standard"><text:s text:c="36"/>$routeName = $request-&gt;attributes-&gt;get('_route');</text:p>
      <text:p text:style-name="Standard"><text:s text:c="36"/>$routeParameters = $request-&gt;attributes-&gt;get('_route_params');</text:p>
      <text:p text:style-name="Standard"/>
      <text:p text:style-name="Standard"><text:s text:c="36"/>// use this to get all the available attributes (not only routing ones):</text:p>
      <text:p text:style-name="Standard"/>
      <text:p text:style-name="Standard"><text:s text:c="36"/>$allAttributes = $request-&gt;attributes-&gt;all();</text:p>
      <text:p text:style-name="Standard"><text:s text:c="36"/>$arr=['name'=&gt;$routeName,'routeParameters'=&gt;$routeParameters['id']];</text:p>
      <text:p text:style-name="Standard"><text:s text:c="36"/>//dd($routeName,$routeParameters,$allAttributes);</text:p>
      <text:p text:style-name="Standard"><text:s text:c="36"/>return $this-&gt;render('request/info.html.twig',['params'=&gt;$arr]);</text:p>
      <text:p text:style-name="Standard"><text:s text:c="36"/>// ...</text:p>
      <text:p text:style-name="Standard"><text:s text:c="32"/>}</text:p>
      <text:p text:style-name="Standard"/>
      <text:p text:style-name="Standard"><text:s text:c="24"/>=<text:span text:style-name="T1">&gt;Another option is to use the #[Template()] attribute on the controller method <text:tab/><text:tab/>to define the template to render:</text:span></text:p>
      <text:p text:style-name="Standard"><text:span text:style-name="T1"/></text:p>
      <text:p text:style-name="Standard"><text:s text:c="25"/>#[Template('product/index.html.twig')]</text:p>
      <text:p text:style-name="Standard"><text:s text:c="28"/>public function index()</text:p>
      <text:p text:style-name="Standard"><text:s text:c="28"/>{</text:p>
      <text:p text:style-name="Standard"><text:s text:c="32"/>// ...</text:p>
      <text:p text:style-name="Standard"/>
      <text:p text:style-name="Standard"><text:s text:c="32"/>// when using the #[Template()] attribute, you only need to return</text:p>
      <text:p text:style-name="Standard"><text:s text:c="32"/>// an array with the parameters to pass to the template (the attribute</text:p>
      <text:p text:style-name="Standard"><text:s text:c="32"/>// is the one which will create and return the Response object).</text:p>
      <text:p text:style-name="Standard"><text:s text:c="32"/>return [</text:p>
      <text:p text:style-name="Standard"><text:s text:c="36"/>'category' =&gt; '...',</text:p>
      <text:p text:style-name="Standard"><text:s text:c="36"/>'promotions' =&gt; ['...', '...'],</text:p>
      <text:p text:style-name="Standard"><text:s text:c="32"/>];</text:p>
      <text:p text:style-name="Standard"><text:s text:c="28"/>}</text:p>
      <text:p text:style-name="Standard"><text:s text:c="24"/>The #[Template()] attribute was introduced in Symfony 6.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1"/><text:span text:style-name="T1">12)Rendering a Template in Services</text:span></text:p>
      <text:p text:style-name="Standard"/>
      <text:p text:style-name="Standard"><text:s text:c="24"/>=&gt;inject the twig Symfony service into your own services and use its render() <text:tab/><text:tab/><text:tab/>method. When using service autowiring you only need to add an argument in the <text:tab/><text:tab/>service constructor and type-hint it with the Environment class:</text:p>
      <text:p text:style-name="Standard"/>
      <text:p text:style-name="Standard"><text:s text:c="24"/>Example</text:p>
      <text:p text:style-name="Standard"><text:s text:c="28"/>// src/Service/SomeService.php</text:p>
      <text:p text:style-name="Standard"><text:s text:c="28"/>namespace App\Service;</text:p>
      <text:p text:style-name="Standard"/>
      <text:p text:style-name="Standard"><text:s text:c="28"/>use Twig\Environment;</text:p>
      <text:p text:style-name="Standard"/>
      <text:p text:style-name="Standard"><text:s text:c="28"/>class SomeService</text:p>
      <text:p text:style-name="Standard"><text:s text:c="28"/>{</text:p>
      <text:p text:style-name="Standard"><text:s text:c="32"/>private $twig;</text:p>
      <text:p text:style-name="Standard"/>
      <text:p text:style-name="Standard"><text:s text:c="32"/>public function __construct(Environment $twig)</text:p>
      <text:p text:style-name="Standard"><text:s text:c="32"/>{</text:p>
      <text:p text:style-name="Standard"><text:s text:c="36"/>$this-&gt;twig = $twig;</text:p>
      <text:p text:style-name="Standard"><text:s text:c="32"/>}</text:p>
      <text:p text:style-name="Standard"/>
      <text:p text:style-name="Standard"><text:s text:c="32"/>public function someMethod()</text:p>
      <text:p text:style-name="Standard"><text:s text:c="32"/>{</text:p>
      <text:p text:style-name="Standard"><text:s text:c="36"/>// ...</text:p>
      <text:p text:style-name="Standard"/>
      <text:p text:style-name="Standard"><text:s text:c="36"/>$htmlContents = $this-&gt;twig-&gt;render('product/index.html.twig', [</text:p>
      <text:p text:style-name="Standard"><text:s text:c="40"/>'category' =&gt; '...',</text:p>
      <text:p text:style-name="Standard"><text:s text:c="40"/>'promotions' =&gt; ['...', '...'],</text:p>
      <text:p text:style-name="Standard"><text:s text:c="36"/>]);</text:p>
      <text:p text:style-name="Standard"><text:s text:c="32"/>}</text:p>
      <text:p text:style-name="Standard"><text:s text:c="28"/>}</text:p>
      <text:p text:style-name="Standard"/>
      <text:p text:style-name="Standard"><text:s text:c="18"/><text:span text:style-name="T1"><text:s text:c="2"/>13)Rendering a Template in Emails</text:span></text:p>
      <text:p text:style-name="Standard"><text:s text:c="24"/>=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0"/><text:span text:style-name="T1">14)Rendering a Template Directly from a Route</text:span></text:p>
      <text:p text:style-name="Standard"/>
      <text:p text:style-name="Standard"><text:s text:c="28"/>=&gt;Although templates are usually rendered in controllers and services, you can <text:tab/><text:tab/>render static pages that don't need any variables directly from the route definition.</text:p>
      <text:p text:style-name="Standard"><text:s text:c="28"/>=&gt;</text:p>
      <text:p text:style-name="Standard"><text:s text:c="29"/>-YAML</text:p>
      <text:p text:style-name="Standard"><text:s text:c="29"/>-xml</text:p>
      <text:p text:style-name="Standard"><text:s text:c="29"/>-PHP</text:p>
      <text:p text:style-name="Standard"/>
      <text:p text:style-name="Standard"><text:s text:c="32"/>-YAML</text:p>
      <text:p text:style-name="Standard"><text:s text:c="36"/>=&gt;acme_privacy:</text:p>
      <text:p text:style-name="Standard"><text:s text:c="40"/>path: <text:s text:c="9"/>/privacy</text:p>
      <text:p text:style-name="Standard"><text:s text:c="40"/>controller: <text:s text:c="3"/>Symfony\Bundle\FrameworkBundle\Controller\<text:tab/><text:tab/><text:tab/><text:tab/><text:tab/> <text:s text:c="3"/>TemplateController</text:p>
      <text:p text:style-name="Standard"><text:s text:c="40"/><text:span text:style-name="T1">defaults:</text:span></text:p>
      <text:p text:style-name="P1"><text:s text:c="44"/># the path of the template to render</text:p>
      <text:p text:style-name="P1"><text:s text:c="44"/>template: <text:s/>'static/privacy.html.twig'</text:p>
      <text:p text:style-name="Standard"/>
      <text:p text:style-name="Standard"/>
      <text:p text:style-name="Standard"/>
      <text:p text:style-name="Standard"><text:s text:c="21"/><text:span text:style-name="T1">15)Checking if a Template Exists</text:span></text:p>
      <text:p text:style-name="Standard"/>
      <text:p text:style-name="Standard"><text:s text:c="24"/>=&gt;Templates are loaded in the application using a Twig template loader, which also <text:tab/><text:tab/>provides a method to check for template existence. First, get the loader:</text:p>
      <text:p text:style-name="Standard"><text:s text:c="24"/>=&gt;Then, pass the path of the Twig template to the exists() method of the loader:</text:p>
      <text:p text:style-name="Standard"><text:s text:c="24"/>example</text:p>
      <text:p text:style-name="Standard"/>
      <text:p text:style-name="Standard"/>
      <text:p text:style-name="Standard"><text:s text:c="28"/>if ($loader-&gt;exists('theme/layout_responsive.html.twig')) {</text:p>
      <text:p text:style-name="Standard"><text:s text:c="32"/>// the template exists, do something</text:p>
      <text:p text:style-name="Standard"><text:s text:c="32"/>// ...</text:p>
      <text:p text:style-name="Standard"><text:s text:c="28"/>}</text:p>
      <text:p text:style-name="Standard"/>
      <text:p text:style-name="Standard"><text:s text:c="22"/><text:span text:style-name="T1">16)Debugging Templates</text:span></text:p>
      <text:p text:style-name="Standard"/>
      <text:p text:style-name="Standard"><text:s text:c="28"/>=&gt;Symfony provides several utilities to help you debug issues in your templates.</text:p>
      <text:p text:style-name="Standard"/>
      <text:p text:style-name="Standard"/>
      <text:p text:style-name="Standard"><text:s text:c="28"/>=&gt;Linting Twig Templates</text:p>
      <text:p text:style-name="Standard"><text:s text:c="32"/>-The lint:twig command checks that your Twig templates don't have any syntax <text:tab/><text:tab/>errors. It's useful to run it before deploying your application to production (e.g. in <text:tab/><text:tab/>your continuous integration server):</text:p>
      <text:p text:style-name="Standard"/>
      <text:p text:style-name="Standard"><text:s text:c="31"/><text:span text:style-name="T1"><text:s/>=&gt;php bin/console lint:twig </text:span><text:s text:c="2"/>//check all template</text:p>
      <text:p text:style-name="Standard"><text:s text:c="30"/><text:span text:style-name="T1"><text:s text:c="2"/>=&gt;php bin/console lint:twig templates/email/ <text:s/></text:span><text:s/>//check particular file</text:p>
      <text:p text:style-name="Standard"><text:s text:c="32"/>=&gt;php bin/console lint:twig templates/article/recent_list.html.twig <text:s/>//check <text:tab/><text:tab/><text:tab/><text:tab/>particular file</text:p>
      <text:p text:style-name="Standard"/>
      <text:p text:style-name="Standard"><text:s text:c="31"/><text:span text:style-name="T1"><text:s/>=&gt;php bin/console lint:twig --show-deprecations templates/email/</text:span></text:p>
      <text:p text:style-name="Standard"/>
      <text:p text:style-name="Standard"><text:soft-page-break/><text:s text:c="32"/><text:span text:style-name="T1">=&gt;php bin/console lint:twig --format=github</text:span></text:p>
      <text:p text:style-name="Standard"/>
      <text:p text:style-name="Standard"/>
      <text:p text:style-name="Standard"/>
      <text:p text:style-name="Standard"><text:s text:c="23"/><text:span text:style-name="T1">=&gt;Inspecting Twig Information</text:span></text:p>
      <text:p text:style-name="Standard"/>
      <text:p text:style-name="Standard"><text:s text:c="32"/>=&gt;The debug:twig command lists all the information available about Twig <text:tab/><text:tab/><text:tab/><text:tab/>(functions, filters, global variables, etc.)</text:p>
      <text:p text:style-name="Standard"/>
      <text:p text:style-name="Standard"><text:s text:c="32"/>=&gt;<text:span text:style-name="T1">php bin/console debug:twig <text:s/>// debug all</text:span></text:p>
      <text:p text:style-name="P1"><text:s text:c="32"/>=&gt;php bin/console debug:twig --filter=date //filter values</text:p>
      <text:p text:style-name="Standard"/>
      <text:p text:style-name="Standard"><text:s text:c="28"/><text:span text:style-name="T1">=&gt;The Dump Twig Utilities</text:span></text:p>
      <text:p text:style-name="Standard"><text:s text:c="32"/><text:span text:style-name="T7">=&gt;</text:span>Symfony provides a dump() function as an improved alternative to PHP's <text:tab/><text:tab/>var_dump() function. This function is useful to inspect the contents of any variable <text:tab/><text:tab/>and you can use it in Twig templates too.</text:p>
      <text:p text:style-name="Standard"/>
      <text:p text:style-name="Standard"><text:s text:c="32"/>=&gt;First, make sure that the VarDumper component is installed in the <text:tab/><text:tab/><text:tab/><text:tab/>application:</text:p>
      <text:p text:style-name="Standard"><text:s text:c="32"/>command</text:p>
      <text:p text:style-name="Standard"><text:s text:c="35"/><text:span text:style-name="T1"><text:s/>=composer require --dev symfony/debug-bundle</text:span></text:p>
      <text:p text:style-name="Standard"/>
      <text:p text:style-name="Standard"><text:s text:c="32"/>=&gt;Then, use either the {% dump %} tag or the {{ dump() }} function <text:tab/><text:tab/><text:tab/><text:tab/>depending on your needs:</text:p>
      <text:p text:style-name="Standard"/>
      <text:p text:style-name="Standard"><text:s text:c="36"/><text:span text:style-name="T1">Example</text:span></text:p>
      <text:p text:style-name="P1"><text:s text:c="40"/>{% dump articles %}</text:p>
      <text:p text:style-name="P1"><text:s text:c="41"/>{{ dump(article) }}</text:p>
      <text:p text:style-name="Standard"/>
      <text:p text:style-name="Standard"><text:s text:c="18"/><text:span text:style-name="T1"><text:s text:c="4"/>17) Reusing Template Contents</text:span></text:p>
      <text:p text:style-name="Standard"/>
      <text:p text:style-name="Standard"><text:s text:c="28"/>=&gt;Including Templates</text:p>
      <text:p text:style-name="Standard"><text:s text:c="30"/>- <text:s/>If certain Twig code is repeated in several templates, you can extract it into a <text:tab/><text:tab/>single "template fragment" and include it in other templates.</text:p>
      <text:p text:style-name="Standard"><text:s text:c="32"/>-First, create a new Twig template called blog/_user_profile.html.twig (the _ <text:tab/><text:tab/>prefix is optional, but it's a convention used to better differentiate between full <text:tab/><text:tab/><text:tab/>templates and template fragments).</text:p>
      <text:p text:style-name="Standard"/>
      <text:p text:style-name="Standard"><text:s text:c="32"/>-Then, remove that content from the original blog/index.html.twig template and <text:tab/><text:tab/>add the following to include the template fragment:</text:p>
      <text:p text:style-name="Standard"/>
      <text:p text:style-name="Standard"><text:s text:c="32"/>=&gt;<text:span text:style-name="T1">{{ include('blog/_user_profile.html.twig') }}</text:span></text:p>
      <text:p text:style-name="Standard"><text:s text:c="32"/>=&gt;The include() Twig function takes as argument the path of the template to <text:tab/><text:tab/><text:tab/>include. The included template has access to all the variables of the template <text:tab/><text:tab/><text:tab/>that includes</text:p>
      <text:p text:style-name="Standard"/>
      <text:p text:style-name="Standard"><text:s text:c="32"/>=&gt;{{ include('blog/_user_profile.html.twig', {user: blog_post.author}) }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32"/><text:span text:style-name="T1">Example</text:span></text:p>
      <text:p text:style-name="Standard"><text:span text:style-name="T1"/></text:p>
      <text:p text:style-name="Standard"><text:s text:c="34"/><text:span text:style-name="T1"><text:s text:c="2"/>{# templates/request/include_info.html.twig #}</text:span></text:p>
      <text:p text:style-name="P1"><text:s text:c="36"/>{% extends "base.html.twig" %}</text:p>
      <text:p text:style-name="P1"/>
      <text:p text:style-name="P1"><text:s text:c="40"/>{% block title %}</text:p>
      <text:p text:style-name="P1"><text:s text:c="44"/>Random Number</text:p>
      <text:p text:style-name="P1"><text:s text:c="40"/>{% endblock %}</text:p>
      <text:p text:style-name="P1"/>
      <text:p text:style-name="P1"><text:s text:c="40"/>{% block stylesheets %}</text:p>
      <text:p text:style-name="P1"><text:s text:c="40"/>{{ parent() }}</text:p>
      <text:p text:style-name="P1"><text:s text:c="40"/>{% endblock %}</text:p>
      <text:p text:style-name="P1"/>
      <text:p text:style-name="P1"><text:s text:c="40"/>{% block body %}</text:p>
      <text:p text:style-name="P1"><text:s text:c="40"/>Wellcome to second page</text:p>
      <text:p text:style-name="P1"><text:s text:c="40"/>{% endblock %}</text:p>
      <text:p text:style-name="P1"><text:s text:c="40"/>{% block footer %}</text:p>
      <text:p text:style-name="P1"><text:s text:c="44"/>&lt;h4&gt;All copyright @2023&lt;/h4&gt;</text:p>
      <text:p text:style-name="P1"><text:s text:c="40"/>{% endblock %}</text:p>
      <text:p text:style-name="P1"/>
      <text:p text:style-name="P1"/>
      <text:p text:style-name="P1"><text:s text:c="37"/>{# templates/request/info.html.twig #}</text:p>
      <text:p text:style-name="P1"><text:s text:c="36"/>{% block body %}</text:p>
      <text:p text:style-name="P1"/>
      <text:p text:style-name="P1"><text:s text:c="40"/>{{ include('request/include_info.html.twig') }}</text:p>
      <text:p text:style-name="P1"/>
      <text:p text:style-name="P1"><text:s text:c="40"/>&lt;p&gt;The Google tracking code is: {{ ga_tracking }}&lt;/p&gt;</text:p>
      <text:p text:style-name="P1"><text:s text:c="40"/>&lt;a href="{{ path('homepage') }}"&gt;Homepage&lt;/a&gt;</text:p>
      <text:p text:style-name="P1"><text:s text:c="36"/>{% endblock %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0"/><text:span text:style-name="T1"><text:s text:c="3"/>=&gt;Embedding Controllers</text:span></text:p>
      <text:p text:style-name="Standard"><text:span text:style-name="T1"/></text:p>
      <text:p text:style-name="Standard"><text:s text:c="32"/>=Imagine that the template fragment displays the three most recent blog <text:tab/><text:tab/><text:tab/>articles. To do that, it needs to make a database query to get those articles.</text:p>
      <text:p text:style-name="Standard"><text:s text:c="32"/>=When using the include() function, you'd need to do the same database query <text:tab/><text:tab/>in every page that includes the fragment. This is not very convenient.</text:p>
      <text:p text:style-name="Standard"><text:s text:c="32"/>=A better alternative is to embed the result of executi[ng some controller with <text:tab/><text:tab/>the render() and controller() Twig functions.</text:p>
      <text:p text:style-name="Standard"/>
      <text:p text:style-name="Standard"><text:s text:c="32"/>Example</text:p>
      <text:p text:style-name="Standard"><text:s text:c="37"/>public function recentArticles(int $max = 3): Response</text:p>
      <text:p text:style-name="Standard"><text:s text:c="36"/>{</text:p>
      <text:p text:style-name="Standard"><text:s text:c="40"/>// get the recent articles somehow (e.g. making a database query)</text:p>
      <text:p text:style-name="Standard"><text:s text:c="40"/>$articles = ['...', '...', '...'];</text:p>
      <text:p text:style-name="Standard"/>
      <text:p text:style-name="Standard"><text:s text:c="40"/>return $this-&gt;render('blog/_recent_articles.html.twig', [</text:p>
      <text:p text:style-name="Standard"><text:s text:c="44"/>'articles' =&gt; $articles</text:p>
      <text:p text:style-name="Standard"><text:s text:c="40"/>]);</text:p>
      <text:p text:style-name="Standard"><text:s text:c="36"/>}</text:p>
      <text:p text:style-name="Standard"/>
      <text:p text:style-name="Standard"><text:s text:c="36"/>=&gt;then, create the blog/_recent_articles.html.twig template fragment</text:p>
      <text:p text:style-name="Standard"/>
      <text:p text:style-name="Standard"><text:s text:c="36"/>{# templates/blog/_recent_articles.html.twig #}</text:p>
      <text:p text:style-name="Standard"><text:s text:c="36"/>{% for article in articles %}</text:p>
      <text:p text:style-name="Standard"><text:s text:c="40"/>&lt;a href="{{ path('blog_show', {slug: article.slug}) }}"&gt;</text:p>
      <text:p text:style-name="Standard"><text:s text:c="44"/>{{ article.title }}</text:p>
      <text:p text:style-name="Standard"><text:s text:c="40"/>&lt;/a&gt;</text:p>
      <text:p text:style-name="Standard"><text:s text:c="36"/>{% endfor %}</text:p>
      <text:p text:style-name="Standard"/>
      <text:p text:style-name="Standard"><text:s text:c="32"/>=Now you can call to this controller from any template to embed its result:</text:p>
      <text:p text:style-name="Standard"/>
      <text:p text:style-name="Standard"><text:s text:c="32"/><text:span text:style-name="T1">Syantx</text:span></text:p>
      <text:p text:style-name="Standard"/>
      <text:p text:style-name="Standard"><text:s text:c="36"/>&lt;div id="sidebar"&gt;</text:p>
      <text:p text:style-name="Standard"/>
      <text:p text:style-name="Standard"><text:s text:c="40"/><text:span text:style-name="T1">{{ render(controller(</text:span></text:p>
      <text:p text:style-name="P1"><text:s text:c="44"/>'App\\Controller\\TemplateController::userArticles')) }}</text:p>
      <text:p text:style-name="Standard"><text:s text:c="36"/>&lt;/div&gt;</text:p>
      <text:p text:style-name="Standard"/>
      <text:p text:style-name="Standard"><text:s text:c="32"/><text:span text:style-name="T1">Example</text:span></text:p>
      <text:p text:style-name="Standard"/>
      <text:p text:style-name="Standard"><text:s text:c="37"/>#[Route('/tiwg_user_info', name: 'tiwg_user_info')]</text:p>
      <text:p text:style-name="Standard"><text:s text:c="40"/>public function userArticles(int $max = 3): Response</text:p>
      <text:p text:style-name="Standard"><text:s text:c="40"/>{</text:p>
      <text:p text:style-name="Standard"><text:s text:c="44"/>// get the recent articles somehow (e.g. making a database query)</text:p>
      <text:p text:style-name="Standard"><text:s text:c="44"/>$articles = ['1', '2', '3'];</text:p>
      <text:p text:style-name="Standard"/>
      <text:p text:style-name="Standard"><text:s text:c="44"/>return $this-&gt;render('twig/user_info.html.twig', [</text:p>
      <text:p text:style-name="Standard"><text:s text:c="48"/>'articles' =&gt; $articles</text:p>
      <text:p text:style-name="Standard"><text:s text:c="44"/>]);</text:p>
      <text:p text:style-name="Standard"><text:s text:c="40"/>}</text:p>
      <text:p text:style-name="Standard"><text:soft-page-break/></text:p>
      <text:p text:style-name="Standard"><text:s text:c="40"/>{# templates/request/user_info.html.twig #}</text:p>
      <text:p text:style-name="Standard"><text:s text:c="44"/>{% extends "base.html.twig" %}</text:p>
      <text:p text:style-name="Standard"/>
      <text:p text:style-name="Standard"><text:s text:c="48"/>{% block title %}</text:p>
      <text:p text:style-name="Standard"><text:s text:c="52"/>Random Number</text:p>
      <text:p text:style-name="Standard"><text:s text:c="48"/>{% endblock %}</text:p>
      <text:p text:style-name="Standard"/>
      <text:p text:style-name="Standard"><text:s text:c="48"/>{% block stylesheets %}</text:p>
      <text:p text:style-name="Standard"><text:s text:c="48"/>{{ parent() }}</text:p>
      <text:p text:style-name="Standard"><text:s text:c="48"/>{% endblock %}</text:p>
      <text:p text:style-name="Standard"/>
      <text:p text:style-name="Standard"><text:s text:c="48"/>{% block body %}</text:p>
      <text:p text:style-name="Standard"><text:s text:c="48"/>Wellcome to second page</text:p>
      <text:p text:style-name="Standard"><text:s text:c="48"/>&lt;br&gt;</text:p>
      <text:p text:style-name="Standard"><text:s text:c="48"/>{% for article in articles %}</text:p>
      <text:p text:style-name="Standard"><text:s text:c="56"/>&lt;br&gt;</text:p>
      <text:p text:style-name="Standard"><text:s text:c="56"/>{{ article}}</text:p>
      <text:p text:style-name="Standard"><text:s text:c="56"/>&lt;br&gt;</text:p>
      <text:p text:style-name="Standard"><text:s text:c="48"/>{% endfor %}</text:p>
      <text:p text:style-name="Standard"><text:s text:c="48"/>{% endblock %}</text:p>
      <text:p text:style-name="Standard"><text:s text:c="48"/>{% block footer %}</text:p>
      <text:p text:style-name="Standard"><text:s text:c="52"/>&lt;h4&gt;All copyright @2023&lt;/h4&gt;</text:p>
      <text:p text:style-name="Standard"><text:s text:c="48"/>{% endblock %}</text:p>
      <text:p text:style-name="Standard"/>
      <text:p text:style-name="Standard"><text:s text:c="37"/>#[Route('/tiwg_render_view', name: 'tiwg_render_view')]</text:p>
      <text:p text:style-name="Standard"><text:s text:c="40"/>public function twig_view(Request $request): Response</text:p>
      <text:p text:style-name="Standard"><text:s text:c="40"/>{</text:p>
      <text:p text:style-name="Standard"><text:s text:c="44"/>$routeName = $request-&gt;attributes-&gt;get('_route');</text:p>
      <text:p text:style-name="Standard"><text:s text:c="44"/>$routeParameters = "123";</text:p>
      <text:p text:style-name="Standard"><text:s text:c="44"/>$arr=['name'=&gt;$routeName,'routeParameters'=&gt;$routeParameters];</text:p>
      <text:p text:style-name="Standard"><text:s text:c="44"/>//dd($routeName,$routeParameters,$allAttributes);</text:p>
      <text:p text:style-name="Standard"/>
      <text:p text:style-name="Standard"><text:s text:c="44"/>return $this-&gt;render('twig/user.html.twig',['params'=&gt;$arr]);</text:p>
      <text:p text:style-name="Standard"><text:s text:c="44"/>// ...</text:p>
      <text:p text:style-name="Standard"/>
      <text:p text:style-name="Standard"><text:s text:c="40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40"/>{# templates/request/user.html.twig #}</text:p>
      <text:p text:style-name="Standard"/>
      <text:p text:style-name="Standard"><text:s text:c="44"/>{% extends "base.html.twig" %}</text:p>
      <text:p text:style-name="Standard"/>
      <text:p text:style-name="Standard"><text:s text:c="48"/>{% block title %}</text:p>
      <text:p text:style-name="Standard"><text:s text:c="52"/>Random Number</text:p>
      <text:p text:style-name="Standard"><text:s text:c="48"/>{% endblock %}</text:p>
      <text:p text:style-name="Standard"/>
      <text:p text:style-name="Standard"><text:s text:c="48"/>{% block stylesheets %}</text:p>
      <text:p text:style-name="Standard"><text:s text:c="48"/>{{ parent() }}</text:p>
      <text:p text:style-name="Standard"><text:s text:c="48"/>{% endblock %}</text:p>
      <text:p text:style-name="Standard"/>
      <text:p text:style-name="Standard"><text:s text:c="48"/>{% block body %}</text:p>
      <text:p text:style-name="Standard"/>
      <text:p text:style-name="Standard"/>
      <text:p text:style-name="Standard"><text:s text:c="52"/>{{ include('request/include_info.html.twig') }}</text:p>
      <text:p text:style-name="Standard"/>
      <text:p text:style-name="Standard"><text:s text:c="52"/>&lt;div id="sidebar"&gt;</text:p>
      <text:p text:style-name="Standard"/>
      <text:p text:style-name="Standard"><text:s text:c="60"/><text:span text:style-name="T1">{{ render(controller(</text:span></text:p>
      <text:p text:style-name="P1"><text:s text:c="64"/>'App\\Controller\\TemplateController::userArticles')) }}</text:p>
      <text:p text:style-name="Standard"><text:s text:c="56"/>&lt;/div&gt;</text:p>
      <text:p text:style-name="Standard"><text:s text:c="48"/>{% endblock %}</text:p>
      <text:p text:style-name="Standard"/>
      <text:p text:style-name="Standard"><text:s text:c="48"/>{% block footer %}</text:p>
      <text:p text:style-name="Standard"><text:s text:c="52"/>&lt;h4&gt;All copyright @2023&lt;/h4&gt;</text:p>
      <text:p text:style-name="Standard"><text:s text:c="48"/>{% endblock %}</text:p>
      <text:p text:style-name="Standard"/>
      <text:p text:style-name="Standard"/>
      <text:p text:style-name="Standard"><text:s text:c="32"/>=&gt;When using the controller() function, controllers are not accessed using a <text:tab/><text:tab/>regular Symfony route but through a special URL used exclusively to serve those <text:tab/><text:tab/>template fragments. Configure that special URL in the fragments option:</text:p>
      <text:p text:style-name="Standard"><text:s text:c="36"/># config/packages/framework.yaml</text:p>
      <text:p text:style-name="Standard"><text:s text:c="36"/>framework:</text:p>
      <text:p text:style-name="Standard"><text:s text:c="40"/># ...</text:p>
      <text:p text:style-name="Standard"><text:s text:c="40"/>fragments: { path: /_fragment 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2"/><text:span text:style-name="T1"><text:s/>18)How to Embed Asynchronous Content with hinclude.js</text:span></text:p>
      <text:p text:style-name="Standard"/>
      <text:p text:style-name="Standard"/>
      <text:p text:style-name="Standard"><text:s text:c="24"/>=&gt;Templates can also embed contents asynchronously with the hinclude.js <text:tab/><text:tab/><text:tab/>JavaScript library.</text:p>
      <text:p text:style-name="Standard"><text:s text:c="24"/>=&gt;</text:p>
      <text:p text:style-name="Standard"><text:s text:c="28"/><text:span text:style-name="T1">{{ render_hinclude(controller('...')) }}</text:span></text:p>
      <text:p text:style-name="P1"><text:s text:c="28"/>{{ render_hinclude(url('...')) }}</text:p>
      <text:p text:style-name="Standard"><text:s text:c="24"/># config/packages/framework.yaml</text:p>
      <text:p text:style-name="Standard"><text:s text:c="24"/>framework:</text:p>
      <text:p text:style-name="Standard"><text:s text:c="28"/># ...</text:p>
      <text:p text:style-name="Standard"><text:s text:c="28"/>fragments:</text:p>
      <text:p text:style-name="Standard"><text:s text:c="32"/>hinclude_default_template: hinclude.html.twig</text:p>
      <text:p text:style-name="Standard"/>
      <text:p text:style-name="Standard"><text:s text:c="21"/><text:span text:style-name="T1"><text:s text:c="3"/>19)Template Inheritance and Layouts</text:span></text:p>
      <text:p text:style-name="Standard"><text:span text:style-name="T1"/></text:p>
      <text:p text:style-name="Standard"><text:s text:c="28"/>=&gt;As your application grows you'll find more and more repeated elements <text:tab/><text:tab/><text:tab/>between pages, such as headers, footers, sidebars, etc. Including templates and <text:tab/><text:tab/><text:tab/>embedding controllers can help, but when pages share a common structure, it's better <text:tab/><text:tab/>to use inheritance.</text:p>
      <text:p text:style-name="Standard"/>
      <text:p text:style-name="Standard"><text:s text:c="28"/>=&gt;The concept of Twig template inheritance is similar to PHP class inheritance. <text:tab/><text:tab/>You define a parent template that other templates can extend from and child <text:tab/><text:tab/><text:tab/>templates can override parts of the parent template.</text:p>
      <text:p text:style-name="Standard"><text:s text:c="28"/>=&gt;templates/base.html.twig, defines the common elements of all application t<text:tab/><text:tab/><text:tab/>emplates, such as &lt;head&gt;, &lt;header&gt;, &lt;footer&gt;, etc.;</text:p>
      <text:p text:style-name="Standard"><text:s text:c="28"/>=&gt;templates/layout.html.twig, extends from base.html.twig and defines the <text:tab/><text:tab/><text:tab/>content structure used in all or most of the pages, such as a two-column content + <text:tab/><text:tab/>sidebar layout.</text:p>
      <text:p text:style-name="Standard"/>
      <text:p text:style-name="Standard"><text:s text:c="28"/><text:span text:style-name="T1">Example</text:span></text:p>
      <text:p text:style-name="Standard"><text:s text:c="31"/><text:span text:style-name="T1"><text:s/>{% extends 'base.html.twig' %}</text:span></text:p>
      <text:p text:style-name="P1"/>
      <text:p text:style-name="P1"><text:s text:c="32"/>{# the line below is not captured by a "block" tag #}</text:p>
      <text:p text:style-name="P1"><text:s text:c="32"/>&lt;div class="alert"&gt;Some Alert&lt;/div&gt;</text:p>
      <text:p text:style-name="P1"/>
      <text:p text:style-name="P1"><text:s text:c="32"/>{# the following is valid #}</text:p>
      <text:p text:style-name="P1"><text:s text:c="32"/>{% block content %}My cool blog posts{% endblock %}</text:p>
      <text:p text:style-name="P1"/>
      <text:p text:style-name="P1"/>
      <text:p text:style-name="Standard"><text:s text:c="24"/><text:span text:style-name="T1">20)Output Escaping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4"/><text:span text:style-name="T1">21)Template Namespaces</text:span></text:p>
      <text:p text:style-name="Standard"/>
      <text:p text:style-name="Standard"><text:s text:c="24"/>=&gt;Although most applications store their templates in the default templates/ <text:tab/>directory, you may need to store some or all of them in different directories.</text:p>
      <text:p text:style-name="Standard"><text:s text:c="24"/>=&gt;Use the twig.paths option to configure those extra directories. Each path is <text:tab/>defined as a key: value pair where the key is the template directory and the value is the Twig <text:tab/>namespace,</text:p>
      <text:p text:style-name="Standard"><text:s text:c="24"/>Example</text:p>
      <text:p text:style-name="Standard"/>
      <text:p text:style-name="Standard"><text:s text:c="29"/>config/packages/twig.yaml</text:p>
      <text:p text:style-name="Standard"><text:s text:c="28"/>twig:</text:p>
      <text:p text:style-name="Standard"><text:s text:c="32"/># ...</text:p>
      <text:p text:style-name="Standard"><text:s text:c="32"/>paths:</text:p>
      <text:p text:style-name="Standard"><text:s text:c="35"/><text:span text:style-name="T1"><text:s/># directories are relative to the project root dir (but you</text:span></text:p>
      <text:p text:style-name="P1"><text:s text:c="36"/># can also use absolute directories)</text:p>
      <text:p text:style-name="P1"><text:s text:c="36"/>'email/default/templates': ~</text:p>
      <text:p text:style-name="P1"><text:s text:c="36"/>'backend/templates': ~</text:p>
      <text:p text:style-name="Standard"/>
      <text:p text:style-name="Standard"/>
      <text:p text:style-name="Standard"><text:s text:c="29"/>=&gt;When rendering a template, Symfony looks for it first in the twig.paths <text:tab/><text:tab/><text:tab/>directories that don't define a namespace and then falls back to the default template <text:tab/><text:tab/>directory <text:tab/>(usually, templates/).</text:p>
      <text:p text:style-name="Standard"><text:s text:c="29"/>=&gt;Twig solves this problem with namespaces, which group several templates <text:tab/><text:tab/>under a logic name unrelated to their actual location. Update the previous <text:tab/><text:tab/><text:tab/>configuration to <text:tab/>define a namespace for each template directory:</text:p>
      <text:p text:style-name="Standard"><text:s text:c="29"/>=&gt;Now, if you render the layout.html.twig template, Symfony will render the <text:tab/><text:tab/>templates/layout.html.twig file. Use the special syntax @ + namespace to refer to the <text:tab/><text:tab/>other <text:tab/>namespaced templates (e.g. @email/layout.html.twig and <text:tab/><text:tab/><text:tab/><text:tab/><text:tab/>@admin/layout.html.twig).</text:p>
      <text:p text:style-name="Standard"/>
      <text:p text:style-name="Standard"/>
      <text:p text:style-name="Standard"><text:s text:c="20"/><text:span text:style-name="T1"><text:s/>22)Bundle Templates</text:span></text:p>
      <text:p text:style-name="Standard"/>
      <text:p text:style-name="Standard"><text:s text:c="28"/>=&gt;If you install packages/bundles in your application, they may include their own <text:tab/><text:tab/>Twig templates (in the Resources/views/ directory of each bundle). To avoid messing <text:tab/><text:tab/>with <text:tab/>your own templates, Symfony adds bundle templates under an automatic <text:tab/><text:tab/><text:tab/>namespace created <text:tab/>after the bundle name.</text:p>
      <text:p text:style-name="Standard"/>
      <text:p text:style-name="Standard"><text:s text:c="19"/><text:span text:style-name="T1"><text:s text:c="2"/>23)Register an Extension as a Service</text:span></text:p>
      <text:p text:style-name="Standard"/>
      <text:p text:style-name="Standard"><text:s text:c="32"/>=&gt;Next, register your class as a service and tag it with twig.extension. If you're <text:tab/><text:tab/>using the default services.yaml configuration, you're done! Symfony will <text:tab/><text:tab/><text:tab/><text:tab/>automatically <text:tab/>know about your new service and add the tag.</text:p>
      <text:p text:style-name="Standard"/>
      <text:p text:style-name="Standard"><text:s text:c="20"/><text:span text:style-name="T1"><text:s/>24)Creating Lazy-Loaded Twig Extensions</text:span></text:p>
      <text:p text:style-name="Standard"/>
      <text:p text:style-name="Standard"><text:s text:c="30"/>=&gt;Including the code of the custom filters/functions in the Twig extension class <text:tab/><text:tab/>is the simplest way to create extensions. However, Twig must initialize all extensions <text:tab/><text:tab/>before rendering any template, even if the template doesn't use an extens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1:53:47.877111002</meta:creation-date>
    <dc:date>2023-02-10T12:15:23.272904989</dc:date>
    <meta:editing-duration>PT21M5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16" meta:paragraph-count="418" meta:word-count="2614" meta:character-count="31594" meta:non-whitespace-character-count="16655"/>
  </office:meta>
</office:document-meta>
</file>